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11d80b5" officeooo:paragraph-rsid="011d80b5"/>
    </style:style>
    <style:style style:name="P6" style:family="paragraph" style:parent-style-name="Standard">
      <style:text-properties style:font-name="Liberation Serif" officeooo:rsid="00a45778"/>
    </style:style>
    <style:style style:name="P7" style:family="paragraph" style:parent-style-name="Standard">
      <style:text-properties style:font-name="Liberation Serif" officeooo:rsid="00bc6e23"/>
    </style:style>
    <style:style style:name="P8" style:family="paragraph" style:parent-style-name="Standard">
      <style:text-properties style:font-name="Liberation Serif" fo:font-size="12pt" style:text-underline-style="none" style:font-size-asian="10.5pt" style:font-size-complex="12pt"/>
    </style:style>
    <style:style style:name="P9" style:family="paragraph" style:parent-style-name="Standard">
      <style:text-properties style:font-name="Liberation Serif" fo:font-size="14pt" fo:font-weight="bold" style:font-weight-asian="bold" style:font-weight-complex="bold"/>
    </style:style>
    <style:style style:name="P10" style:family="paragraph" style:parent-style-name="Standard">
      <style:text-properties style:font-name="Liberation Serif" fo:font-size="16pt" fo:font-weight="bold" style:font-weight-asian="bold" style:font-weight-complex="bold"/>
    </style:style>
    <style:style style:name="P11" style:family="paragraph" style:parent-style-name="Standard">
      <style:text-properties style:font-name="Liberation Serif"/>
    </style:style>
    <style:style style:name="P12" style:family="paragraph" style:parent-style-name="Standard">
      <style:text-properties style:font-name="Liberation Serif" officeooo:rsid="0130e3cb" officeooo:paragraph-rsid="0130e3cb"/>
    </style:style>
    <style:style style:name="P13" style:family="paragraph" style:parent-style-name="Standard">
      <style:text-properties style:font-name="Liberation Serif" officeooo:rsid="0131d9eb" officeooo:paragraph-rsid="0131d9eb"/>
    </style:style>
    <style:style style:name="P14" style:family="paragraph" style:parent-style-name="Standard">
      <style:text-properties style:font-name="Liberation Serif" officeooo:rsid="01320f79" officeooo:paragraph-rsid="01320f79"/>
    </style:style>
    <style:style style:name="P15" style:family="paragraph" style:parent-style-name="Standard">
      <style:text-properties style:font-name="Liberation Serif" officeooo:paragraph-rsid="01435243"/>
    </style:style>
    <style:style style:name="P16" style:family="paragraph" style:parent-style-name="Standard">
      <style:text-properties style:font-name="Liberation Serif" officeooo:rsid="014865d1" officeooo:paragraph-rsid="014865d1"/>
    </style:style>
    <style:style style:name="P17" style:family="paragraph" style:parent-style-name="Standard">
      <style:text-properties style:font-name="Liberation Serif" officeooo:rsid="014cc7c4" officeooo:paragraph-rsid="014cc7c4"/>
    </style:style>
    <style:style style:name="P18" style:family="paragraph" style:parent-style-name="Standard">
      <style:text-properties style:font-name="Liberation Serif" officeooo:rsid="014f0bf0" officeooo:paragraph-rsid="014f0bf0"/>
    </style:style>
    <style:style style:name="P19" style:family="paragraph" style:parent-style-name="Standard">
      <style:text-properties style:font-name="Liberation Serif" officeooo:paragraph-rsid="01593598"/>
    </style:style>
    <style:style style:name="P20" style:family="paragraph" style:parent-style-name="Standard">
      <style:text-properties style:font-name="Liberation Serif" officeooo:paragraph-rsid="015a1fbf"/>
    </style:style>
    <style:style style:name="P21" style:family="paragraph" style:parent-style-name="Standard">
      <style:text-properties style:font-name="Liberation Serif" officeooo:rsid="01621372" officeooo:paragraph-rsid="01621372"/>
    </style:style>
    <style:style style:name="P22" style:family="paragraph" style:parent-style-name="Standard">
      <style:text-properties style:font-name="Liberation Serif" officeooo:rsid="016d673b" officeooo:paragraph-rsid="016d673b"/>
    </style:style>
    <style:style style:name="P23" style:family="paragraph" style:parent-style-name="Standard">
      <style:text-properties style:font-name="Liberation Serif" officeooo:rsid="0173fd6a" officeooo:paragraph-rsid="0173fd6a"/>
    </style:style>
    <style:style style:name="P24" style:family="paragraph" style:parent-style-name="Standard">
      <style:text-properties style:font-name="Liberation Serif" officeooo:rsid="01799d1e" officeooo:paragraph-rsid="01799d1e"/>
    </style:style>
    <style:style style:name="P25" style:family="paragraph" style:parent-style-name="Standard">
      <style:text-properties style:font-name="Liberation Serif" officeooo:rsid="0185b742" officeooo:paragraph-rsid="0185b742"/>
    </style:style>
    <style:style style:name="P26" style:family="paragraph" style:parent-style-name="Standard">
      <style:text-properties style:font-name="Liberation Serif" officeooo:paragraph-rsid="018dcdc9"/>
    </style:style>
    <style:style style:name="P27" style:family="paragraph" style:parent-style-name="Standard">
      <style:text-properties style:font-name="Liberation Serif" officeooo:rsid="0190f4ba" officeooo:paragraph-rsid="0190f4ba"/>
    </style:style>
    <style:style style:name="P28" style:family="paragraph" style:parent-style-name="Standard">
      <style:text-properties style:font-name="Liberation Serif" officeooo:rsid="01923198" officeooo:paragraph-rsid="01923198"/>
    </style:style>
    <style:style style:name="P29" style:family="paragraph" style:parent-style-name="Standard">
      <style:text-properties style:font-name="Liberation Serif" officeooo:rsid="0196b9e1" officeooo:paragraph-rsid="0196b9e1"/>
    </style:style>
    <style:style style:name="P30" style:family="paragraph" style:parent-style-name="Standard">
      <style:text-properties style:font-name="Liberation Serif" officeooo:rsid="01977205" officeooo:paragraph-rsid="01977205"/>
    </style:style>
    <style:style style:name="P31" style:family="paragraph" style:parent-style-name="Standard">
      <style:text-properties style:font-name="Liberation Serif" officeooo:rsid="019a56bc" officeooo:paragraph-rsid="019a56bc"/>
    </style:style>
    <style:style style:name="P32" style:family="paragraph" style:parent-style-name="Standard">
      <style:text-properties style:font-name="Liberation Serif" officeooo:rsid="019b67ed" officeooo:paragraph-rsid="019b67ed"/>
    </style:style>
    <style:style style:name="P33" style:family="paragraph" style:parent-style-name="Standard">
      <style:text-properties style:font-name="Liberation Serif" officeooo:rsid="019e79ef" officeooo:paragraph-rsid="019e79ef"/>
    </style:style>
    <style:style style:name="P34" style:family="paragraph" style:parent-style-name="Standard">
      <style:text-properties style:font-name="Liberation Serif" officeooo:rsid="01a0b900" officeooo:paragraph-rsid="01a0b900"/>
    </style:style>
    <style:style style:name="P35" style:family="paragraph" style:parent-style-name="Standard">
      <style:text-properties style:font-name="Liberation Serif" officeooo:paragraph-rsid="01a0b900"/>
    </style:style>
    <style:style style:name="P36" style:family="paragraph" style:parent-style-name="Standard">
      <style:text-properties style:font-name="Liberation Serif" officeooo:rsid="01a4bdc2" officeooo:paragraph-rsid="01a4bdc2"/>
    </style:style>
    <style:style style:name="P37" style:family="paragraph" style:parent-style-name="Standard">
      <style:text-properties style:font-name="Liberation Serif" officeooo:paragraph-rsid="01a55e01"/>
    </style:style>
    <style:style style:name="P38" style:family="paragraph" style:parent-style-name="Standard">
      <style:text-properties style:font-name="Liberation Serif" officeooo:rsid="01a6a021" officeooo:paragraph-rsid="01a6a021"/>
    </style:style>
    <style:style style:name="P39" style:family="paragraph" style:parent-style-name="Standard">
      <style:text-properties style:font-name="Liberation Serif" officeooo:rsid="01a81a85" officeooo:paragraph-rsid="01a81a85"/>
    </style:style>
    <style:style style:name="P40" style:family="paragraph" style:parent-style-name="Standard">
      <style:text-properties style:font-name="Liberation Serif" officeooo:rsid="01a869c3" officeooo:paragraph-rsid="01a869c3"/>
    </style:style>
    <style:style style:name="P41" style:family="paragraph" style:parent-style-name="Standard">
      <style:text-properties style:font-name="Liberation Serif" officeooo:rsid="01a94e3a" officeooo:paragraph-rsid="01a94e3a"/>
    </style:style>
    <style:style style:name="P42" style:family="paragraph" style:parent-style-name="Standard">
      <style:text-properties style:font-name="Liberation Serif" officeooo:rsid="01aac30a" officeooo:paragraph-rsid="01aac30a"/>
    </style:style>
    <style:style style:name="P43" style:family="paragraph" style:parent-style-name="Standard">
      <style:text-properties style:font-name="Liberation Serif" officeooo:rsid="01acfaca" officeooo:paragraph-rsid="01acfaca"/>
    </style:style>
    <style:style style:name="P44" style:family="paragraph" style:parent-style-name="Standard">
      <style:text-properties style:font-name="Liberation Serif" officeooo:rsid="01aeae12" officeooo:paragraph-rsid="01aeae12"/>
    </style:style>
    <style:style style:name="P45" style:family="paragraph" style:parent-style-name="Standard">
      <style:text-properties style:font-name="Liberation Serif" officeooo:rsid="01b1514f" officeooo:paragraph-rsid="01b1514f"/>
    </style:style>
    <style:style style:name="P46" style:family="paragraph" style:parent-style-name="Standard">
      <style:text-properties style:font-name="Liberation Serif" officeooo:paragraph-rsid="01b4beee"/>
    </style:style>
    <style:style style:name="P47" style:family="paragraph" style:parent-style-name="Standard">
      <style:text-properties style:font-name="Liberation Serif" officeooo:rsid="01bf63da" officeooo:paragraph-rsid="01bf63da"/>
    </style:style>
    <style:style style:name="P48" style:family="paragraph" style:parent-style-name="Standard">
      <style:text-properties style:font-name="Liberation Serif" officeooo:rsid="01c24e49" officeooo:paragraph-rsid="01c24e49"/>
    </style:style>
    <style:style style:name="P49" style:family="paragraph" style:parent-style-name="Standard">
      <style:text-properties style:font-name="Liberation Serif" officeooo:paragraph-rsid="01c24e49"/>
    </style:style>
    <style:style style:name="P50" style:family="paragraph" style:parent-style-name="Standard">
      <style:text-properties style:font-name="Liberation Serif" officeooo:paragraph-rsid="01c8ffd6"/>
    </style:style>
    <style:style style:name="P51" style:family="paragraph" style:parent-style-name="Standard">
      <style:text-properties style:font-name="Liberation Serif" officeooo:paragraph-rsid="01c9f33d"/>
    </style:style>
    <style:style style:name="P52" style:family="paragraph" style:parent-style-name="Standard">
      <style:text-properties style:font-name="Liberation Serif" officeooo:paragraph-rsid="01cb8d01"/>
    </style:style>
    <style:style style:name="P53" style:family="paragraph" style:parent-style-name="Standard">
      <style:paragraph-properties fo:break-before="page"/>
      <style:text-properties style:font-name="Liberation Serif" officeooo:rsid="01621372" officeooo:paragraph-rsid="01621372"/>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c3646f" style:font-size-asian="10.5pt" style:font-size-complex="12pt"/>
    </style:style>
    <style:style style:name="T18" style:family="text">
      <style:text-properties fo:font-size="12pt" style:text-underline-style="none" officeooo:rsid="00c46c35" style:font-size-asian="10.5pt" style:font-size-complex="12pt"/>
    </style:style>
    <style:style style:name="T19" style:family="text">
      <style:text-properties fo:font-size="12pt" style:text-underline-style="none" officeooo:rsid="00c550d5" style:font-size-asian="10.5pt" style:font-size-complex="12pt"/>
    </style:style>
    <style:style style:name="T20" style:family="text">
      <style:text-properties fo:font-size="12pt" style:text-underline-style="none" officeooo:rsid="00c55d6b" style:font-size-asian="10.5pt" style:font-size-complex="12pt"/>
    </style:style>
    <style:style style:name="T21" style:family="text">
      <style:text-properties fo:font-size="12pt" style:text-underline-style="none" officeooo:rsid="00ca4316" style:font-size-asian="10.5pt" style:font-size-complex="12pt"/>
    </style:style>
    <style:style style:name="T22" style:family="text">
      <style:text-properties fo:font-size="12pt" style:text-underline-style="none" officeooo:rsid="00d21edc" style:font-size-asian="10.5pt" style:font-size-complex="12pt"/>
    </style:style>
    <style:style style:name="T23" style:family="text">
      <style:text-properties fo:font-size="12pt" style:text-underline-style="none" officeooo:rsid="00d12a6e" style:font-size-asian="10.5pt" style:font-size-complex="12pt"/>
    </style:style>
    <style:style style:name="T24" style:family="text">
      <style:text-properties fo:font-size="12pt" style:text-underline-style="none" officeooo:rsid="00d6c41e" style:font-size-asian="10.5pt" style:font-size-complex="12pt"/>
    </style:style>
    <style:style style:name="T25" style:family="text">
      <style:text-properties officeooo:rsid="0021a67d"/>
    </style:style>
    <style:style style:name="T26" style:family="text">
      <style:text-properties officeooo:rsid="00238076"/>
    </style:style>
    <style:style style:name="T27" style:family="text">
      <style:text-properties officeooo:rsid="002603a6"/>
    </style:style>
    <style:style style:name="T28" style:family="text">
      <style:text-properties officeooo:rsid="00265386"/>
    </style:style>
    <style:style style:name="T29" style:family="text">
      <style:text-properties officeooo:rsid="002793ff"/>
    </style:style>
    <style:style style:name="T30" style:family="text">
      <style:text-properties officeooo:rsid="00283f66"/>
    </style:style>
    <style:style style:name="T31" style:family="text">
      <style:text-properties officeooo:rsid="002c4878"/>
    </style:style>
    <style:style style:name="T32" style:family="text">
      <style:text-properties officeooo:rsid="002dda65"/>
    </style:style>
    <style:style style:name="T33" style:family="text">
      <style:text-properties officeooo:rsid="002edce8"/>
    </style:style>
    <style:style style:name="T34" style:family="text">
      <style:text-properties officeooo:rsid="004955aa"/>
    </style:style>
    <style:style style:name="T35" style:family="text">
      <style:text-properties officeooo:rsid="00495eb8"/>
    </style:style>
    <style:style style:name="T36" style:family="text">
      <style:text-properties officeooo:rsid="0073c908"/>
    </style:style>
    <style:style style:name="T37" style:family="text">
      <style:text-properties officeooo:rsid="009444c6"/>
    </style:style>
    <style:style style:name="T38" style:family="text">
      <style:text-properties officeooo:rsid="0097cafa"/>
    </style:style>
    <style:style style:name="T39" style:family="text">
      <style:text-properties officeooo:rsid="009fbd25"/>
    </style:style>
    <style:style style:name="T40" style:family="text">
      <style:text-properties officeooo:rsid="00a45778"/>
    </style:style>
    <style:style style:name="T41" style:family="text">
      <style:text-properties officeooo:rsid="00a7c647"/>
    </style:style>
    <style:style style:name="T42" style:family="text">
      <style:text-properties officeooo:rsid="00a91faa"/>
    </style:style>
    <style:style style:name="T43" style:family="text">
      <style:text-properties officeooo:rsid="00ac295a"/>
    </style:style>
    <style:style style:name="T44" style:family="text">
      <style:text-properties officeooo:rsid="00ac6b38"/>
    </style:style>
    <style:style style:name="T45" style:family="text">
      <style:text-properties officeooo:rsid="00b12ba4"/>
    </style:style>
    <style:style style:name="T46" style:family="text">
      <style:text-properties officeooo:rsid="00b89ea8"/>
    </style:style>
    <style:style style:name="T47" style:family="text">
      <style:text-properties officeooo:rsid="00ba4aea"/>
    </style:style>
    <style:style style:name="T48" style:family="text">
      <style:text-properties officeooo:rsid="00be9d29"/>
    </style:style>
    <style:style style:name="T49" style:family="text">
      <style:text-properties officeooo:rsid="00bfc337"/>
    </style:style>
    <style:style style:name="T50" style:family="text">
      <style:text-properties officeooo:rsid="00c3646f"/>
    </style:style>
    <style:style style:name="T51" style:family="text">
      <style:text-properties officeooo:rsid="00c92a77"/>
    </style:style>
    <style:style style:name="T52" style:family="text">
      <style:text-properties officeooo:rsid="00533c33"/>
    </style:style>
    <style:style style:name="T53" style:family="text">
      <style:text-properties officeooo:rsid="005512ad"/>
    </style:style>
    <style:style style:name="T54" style:family="text">
      <style:text-properties officeooo:rsid="005e0e1e"/>
    </style:style>
    <style:style style:name="T55" style:family="text">
      <style:text-properties officeooo:rsid="00950fca"/>
    </style:style>
    <style:style style:name="T56" style:family="text">
      <style:text-properties officeooo:rsid="00ce29df"/>
    </style:style>
    <style:style style:name="T57" style:family="text">
      <style:text-properties officeooo:rsid="00ce6e2a"/>
    </style:style>
    <style:style style:name="T58" style:family="text">
      <style:text-properties officeooo:rsid="00dad0dc"/>
    </style:style>
    <style:style style:name="T59" style:family="text">
      <style:text-properties officeooo:rsid="00ee47a9"/>
    </style:style>
    <style:style style:name="T60" style:family="text">
      <style:text-properties officeooo:rsid="00ef4888"/>
    </style:style>
    <style:style style:name="T61" style:family="text">
      <style:text-properties officeooo:rsid="00f9755a"/>
    </style:style>
    <style:style style:name="T62" style:family="text">
      <style:text-properties officeooo:rsid="00f9dc7b"/>
    </style:style>
    <style:style style:name="T63" style:family="text">
      <style:text-properties officeooo:rsid="00fbcf0b"/>
    </style:style>
    <style:style style:name="T64" style:family="text">
      <style:text-properties officeooo:rsid="00fc85f9"/>
    </style:style>
    <style:style style:name="T65" style:family="text">
      <style:text-properties officeooo:rsid="0112bced"/>
    </style:style>
    <style:style style:name="T66" style:family="text">
      <style:text-properties officeooo:rsid="0117b949"/>
    </style:style>
    <style:style style:name="T67" style:family="text">
      <style:text-properties officeooo:rsid="0119aff7"/>
    </style:style>
    <style:style style:name="T68" style:family="text">
      <style:text-properties officeooo:rsid="011a188e"/>
    </style:style>
    <style:style style:name="T69" style:family="text">
      <style:text-properties officeooo:rsid="011c4f8e"/>
    </style:style>
    <style:style style:name="T70" style:family="text">
      <style:text-properties officeooo:rsid="013360fb"/>
    </style:style>
    <style:style style:name="T71" style:family="text">
      <style:text-properties officeooo:rsid="01336c0e"/>
    </style:style>
    <style:style style:name="T72" style:family="text">
      <style:text-properties officeooo:rsid="0134f2ae"/>
    </style:style>
    <style:style style:name="T73" style:family="text">
      <style:text-properties officeooo:rsid="013d7eb2"/>
    </style:style>
    <style:style style:name="T74" style:family="text">
      <style:text-properties officeooo:rsid="01435243"/>
    </style:style>
    <style:style style:name="T75" style:family="text">
      <style:text-properties officeooo:rsid="014fcdad"/>
    </style:style>
    <style:style style:name="T76" style:family="text">
      <style:text-properties officeooo:rsid="015218e0"/>
    </style:style>
    <style:style style:name="T77" style:family="text">
      <style:text-properties officeooo:rsid="0155a5e4"/>
    </style:style>
    <style:style style:name="T78" style:family="text">
      <style:text-properties officeooo:rsid="015f44ca"/>
    </style:style>
    <style:style style:name="T79" style:family="text">
      <style:text-properties officeooo:rsid="0160c513"/>
    </style:style>
    <style:style style:name="T80" style:family="text">
      <style:text-properties officeooo:rsid="01633d05"/>
    </style:style>
    <style:style style:name="T81" style:family="text">
      <style:text-properties officeooo:rsid="0164235a"/>
    </style:style>
    <style:style style:name="T82" style:family="text">
      <style:text-properties officeooo:rsid="0164b87b"/>
    </style:style>
    <style:style style:name="T83" style:family="text">
      <style:text-properties officeooo:rsid="01669a41"/>
    </style:style>
    <style:style style:name="T84" style:family="text">
      <style:text-properties officeooo:rsid="016d673b"/>
    </style:style>
    <style:style style:name="T85" style:family="text">
      <style:text-properties officeooo:rsid="016eafcb"/>
    </style:style>
    <style:style style:name="T86" style:family="text">
      <style:text-properties officeooo:rsid="017077d9"/>
    </style:style>
    <style:style style:name="T87" style:family="text">
      <style:text-properties officeooo:rsid="01738981"/>
    </style:style>
    <style:style style:name="T88" style:family="text">
      <style:text-properties officeooo:rsid="01750ca0"/>
    </style:style>
    <style:style style:name="T89" style:family="text">
      <style:text-properties officeooo:rsid="0176d92f"/>
    </style:style>
    <style:style style:name="T90" style:family="text">
      <style:text-properties officeooo:rsid="0178a13c"/>
    </style:style>
    <style:style style:name="T91" style:family="text">
      <style:text-properties officeooo:rsid="017a73fb"/>
    </style:style>
    <style:style style:name="T92" style:family="text">
      <style:text-properties officeooo:rsid="018254c1"/>
    </style:style>
    <style:style style:name="T93" style:family="text">
      <style:text-properties fo:font-size="14pt" fo:font-weight="bold" style:font-weight-asian="bold" style:font-weight-complex="bold"/>
    </style:style>
    <style:style style:name="T94" style:family="text">
      <style:text-properties officeooo:rsid="0186c923"/>
    </style:style>
    <style:style style:name="T95" style:family="text">
      <style:text-properties officeooo:rsid="018ac27a"/>
    </style:style>
    <style:style style:name="T96" style:family="text">
      <style:text-properties officeooo:rsid="018f16e0"/>
    </style:style>
    <style:style style:name="T97" style:family="text">
      <style:text-properties officeooo:rsid="01931e91"/>
    </style:style>
    <style:style style:name="T98" style:family="text">
      <style:text-properties officeooo:rsid="0193cd55"/>
    </style:style>
    <style:style style:name="T99" style:family="text">
      <style:text-properties officeooo:rsid="01951bdf"/>
    </style:style>
    <style:style style:name="T100" style:family="text">
      <style:text-properties officeooo:rsid="01998eca"/>
    </style:style>
    <style:style style:name="T101" style:family="text">
      <style:text-properties officeooo:rsid="019bac40"/>
    </style:style>
    <style:style style:name="T102" style:family="text">
      <style:text-properties officeooo:rsid="019d4dca"/>
    </style:style>
    <style:style style:name="T103" style:family="text">
      <style:text-properties officeooo:rsid="01a0330d"/>
    </style:style>
    <style:style style:name="T104" style:family="text">
      <style:text-properties officeooo:rsid="01a0b900"/>
    </style:style>
    <style:style style:name="T105" style:family="text">
      <style:text-properties officeooo:rsid="01a3ea82"/>
    </style:style>
    <style:style style:name="T106" style:family="text">
      <style:text-properties officeooo:rsid="01a55e01"/>
    </style:style>
    <style:style style:name="T107" style:family="text">
      <style:text-properties officeooo:rsid="01a94e3a"/>
    </style:style>
    <style:style style:name="T108" style:family="text">
      <style:text-properties officeooo:rsid="01abdbea"/>
    </style:style>
    <style:style style:name="T109" style:family="text">
      <style:text-properties officeooo:rsid="01aed627"/>
    </style:style>
    <style:style style:name="T110" style:family="text">
      <style:text-properties officeooo:rsid="01b11031"/>
    </style:style>
    <style:style style:name="T111" style:family="text">
      <style:text-properties officeooo:rsid="01b4beee"/>
    </style:style>
    <style:style style:name="T112" style:family="text">
      <style:text-properties officeooo:rsid="01bdc2ac"/>
    </style:style>
    <style:style style:name="T113" style:family="text">
      <style:text-properties officeooo:rsid="01c0e08f"/>
    </style:style>
    <style:style style:name="T114" style:family="text">
      <style:text-properties officeooo:rsid="01c24e49"/>
    </style:style>
    <style:style style:name="T115" style:family="text">
      <style:text-properties officeooo:rsid="01c8ffd6"/>
    </style:style>
    <style:style style:name="T116" style:family="text">
      <style:text-properties officeooo:rsid="01c9f33d"/>
    </style:style>
    <style:style style:name="T117" style:family="text">
      <style:text-properties officeooo:rsid="01cb5b0e"/>
    </style:style>
    <style:style style:name="T118" style:family="text">
      <style:text-properties officeooo:rsid="01cb69fd"/>
    </style:style>
    <style:style style:name="T119" style:family="text">
      <style:text-properties officeooo:rsid="01cb8d01"/>
    </style:style>
    <style:style style:name="T120" style:family="text">
      <style:text-properties officeooo:rsid="01cd27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mplementation of a Simple Compiler</text:p>
      <text:p text:style-name="P1"/>
      <text:p text:style-name="P1">-<text:span text:style-name="T33">Lexical analysis</text:span></text:p>
      <text:p text:style-name="P1"><draw:frame draw:style-name="fr1" draw:name="Image1" text:anchor-type="paragraph" svg:width="17cm" svg:height="1.325cm" draw:z-index="0"><draw:image xlink:href="Pictures/10000201000002F50000003B292C350E.png" xlink:type="simple" xlink:show="embed" xlink:actuate="onLoad"/></draw:frame>-<text:span text:style-name="T1">Abstract syntax tree, parser</text:span></text:p>
      <text:p text:style-name="P9">Lexers</text:p>
      <text:p text:style-name="P1"><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1"/>
      <text:p text:style-name="P1"><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1"/>
      <text:p text:style-name="P1"/>
      <text:p text:style-name="P9">BNF</text:p>
      <text:p text:style-name="P1"><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1"/>
      <text:p text:style-name="P1">BNF is a notation technique used to <text:span text:style-name="T25">explicitly</text:span> state the syntax of a language<text:span text:style-name="T26">s in computer science whether they be programming languages or just formatting of a document etc. The notation of the language revolves around using tags in order to express terms. A brief explanation of how the notation is defined is as follows.</text:span></text:p>
      <text:p text:style-name="P1"/>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31">labelled.</text:span> In this case labelled 'expr'. <text:span text:style-name="T27">These then refer to the fact that this is defined in another place.</text:span></text:p>
          </table:table-cell>
        </table:table-row>
        <table:table-row>
          <table:table-cell table:style-name="Table1.A2" office:value-type="string">
            <text:p text:style-name="P1">“<text:span text:style-name="T27">1”</text:span></text:p>
          </table:table-cell>
          <table:table-cell table:style-name="Table1.B2" office:value-type="string">
            <text:p text:style-name="P1">Things inside “” quotations are <text:span text:style-name="T28">terminals. This means that this explicitly states that 1 should occur at that point.</text:span></text:p>
          </table:table-cell>
        </table:table-row>
        <table:table-row>
          <table:table-cell table:style-name="Table1.A2" office:value-type="string">
            <text:p text:style-name="P1">::<text:span text:style-name="T29">=</text:span></text:p>
          </table:table-cell>
          <table:table-cell table:style-name="Table1.B2" office:value-type="string">
            <text:p text:style-name="P1">This says that the things on the left hand side of it is defined by what is on the right hand side. <text:span text:style-name="T30">This is used to define the non-terminals above.</text:span></text:p>
          </table:table-cell>
        </table:table-row>
        <table:table-row>
          <table:table-cell table:style-name="Table1.A2" office:value-type="string">
            <text:p text:style-name="P1">|</text:p>
          </table:table-cell>
          <table:table-cell table:style-name="Table1.B2" office:value-type="string">
            <text:p text:style-name="P1">The bar is used in order to make a chose in the productions. | creates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32">and </text:span>easy to understand <text:span text:style-name="T32">representation</text:span> of part of some syntax tree can be made of a complex grammar. <text:span text:style-name="T33">A simple example of a BNF would be that of </text:span></text:p>
      <text:p text:style-name="P1">addition of a sting of numbers.</text:p>
      <text:p text:style-name="P1"/>
      <text:p text:style-name="P1">&lt;expr&gt; ::= &lt;digit&gt; | &lt;expr&gt; “+” &lt;digit&gt;</text:p>
      <text:p text:style-name="P1"><text:soft-page-break/>&lt;digit&gt; ::= “1” | “2” | “3” | “4” | “5” | “6” | “7” | “8” | “9” | “0”</text:p>
      <text:p text:style-name="P1"/>
      <text:p text:style-name="P1">Here you can see that this language would accept strings like:</text:p>
      <text:p text:style-name="P1">“1”, “4+0+5”</text:p>
      <text:p text:style-name="P1">but not of:</text:p>
      <text:p text:style-name="P1">“+3+4”, “+”, “”, etc.</text:p>
      <text:p text:style-name="P1">Notice how recursion is used here which means that a finite grammar can be used to accept potentially infinite strings. //////</text:p>
      <text:p text:style-name="P1"/>
      <text:p text:style-name="P1">Extended BNF also exists which is a short hand of BNF but keeps all the same power.</text:p>
      <text:p text:style-name="P1"/>
      <text:p text:style-name="P9">Parser<text:span text:style-name="T36">s</text:span></text:p>
      <text:p text:style-name="P1">When the input stream has been <text:span text:style-name="T34">converted</text:span> into <text:span text:style-name="T35">tokens by the lexical analyser, it is then the job of parsers to consume these and map them to rules onto data types. Parsers which do this are deeply tied to the language the compiler it is written in. The example of parsers will be in Haskell and so parser combinators will be used. Parser combinators are high order functions which consume some input string and convert into a target data type. Parser combinators work by parsers consuming an input stream <text:s/>and produce new data types which will be then input into another parser.</text:span></text:p>
      <text:p text:style-name="P16"/>
      <text:p text:style-name="P17">To capture the notion of a parser which can succeed or fail however still returning the rest of the input stream a new <text:span text:style-name="T88">data type Parser </text:span>is made:</text:p>
      <text:p text:style-name="P17"><text:span text:style-name="T89">data</text:span> Parser = <text:span text:style-name="T90">Parser (</text:span>String -<text:span text:style-name="T98">&gt;</text:span> <text:span text:style-name="T97">Maybe </text:span>[(<text:span text:style-name="T86">a</text:span>, <text:span text:style-name="T86">String</text:span>)]<text:span text:style-name="T90">)</text:span></text:p>
      <text:p text:style-name="P18">By returning the unconsumed part of the input stream means it is <text:span text:style-name="T75">also </text:span>possible to form combinators to build parsers that consume other parsers. By returning a list gives the ability to have different options for the result chosen according to the grammar which is defined in the BNF of a language. <text:span text:style-name="T99">Maybe is used so that a failed parse will return Nothing. </text:span></text:p>
      <text:p text:style-name="P1"/>
      <text:p text:style-name="P1">In this notion, a library of parsers and <text:span text:style-name="T76">combinators</text:span> are made to <text:span text:style-name="T77">build the grammar</text:span>. <text:span text:style-name="T76">A simple parser which makes one of the fundamental parsers needed for the library to represent the grammar is one in which always succeeds but does not consume any of the input stream. </text:span></text:p>
      <text:p text:style-name="P24">produce :: a -&gt; Parser a</text:p>
      <text:p text:style-name="P29">produce x = Parser (\ts -&gt; Just [(x, ts)])</text:p>
      <text:p text:style-name="P19">The 'x' <text:span text:style-name="T91">refers to</text:span> the value we want to produce.</text:p>
      <text:p text:style-name="P19">The 'ts' is the input stream. </text:p>
      <text:p text:style-name="P20">The <text:span text:style-name="T70">\</text:span> stands for λ-<text:span text:style-name="T71">abstraction</text:span> <text:s/><text:span text:style-name="T70">which is </text:span>an anonymous function. T<text:span text:style-name="T52">hese are useful for passing them as parameters to higher order functions like map, fmap etc. This is very useful for parsers created in functional programming languages. A simple example of an anonymous would be:</text:span></text:p>
      <text:p text:style-name="P20"><text:span text:style-name="T72">f x = x+x <text:s/>== <text:s/>f = \x → x + x</text:span></text:p>
      <text:p text:style-name="P20"/>
      <text:p text:style-name="P12">With the use of parse which is defined:</text:p>
      <text:p text:style-name="P30">parse :: Parser a -&gt; (String -&gt; Maybe [(a, String)])</text:p>
      <text:p text:style-name="P30">parse (Parser p) = p</text:p>
      <text:p text:style-name="P14">Together they can produce <text:span text:style-name="T78">the target of Parser:</text:span> </text:p>
      <text:p text:style-name="P13"><text:span text:style-name="T82">&gt; </text:span>parse (produce 0) “hello” =<text:span text:style-name="T100">Just</text:span> [(<text:span text:style-name="T87">0</text:span>, “<text:span text:style-name="T87">hello”</text:span>)]</text:p>
      <text:p text:style-name="P1"/>
      <text:p text:style-name="P15"><text:span text:style-name="T73">Conversely another important fundamental parser is one in which always fails its input stream and returns Nothing is called </text:span>fail<text:span text:style-name="T79">ure</text:span> <text:span text:style-name="T74">which</text:span> <text:span text:style-name="T37">is </text:span>defined as:</text:p>
      <text:p text:style-name="P31">failure :: Parser a</text:p>
      <text:p text:style-name="P31">failure = Parser (\ts -&gt; Nothing)</text:p>
      <text:p text:style-name="P21"><text:span text:style-name="T80">&gt;parse </text:span>failure “123” <text:span text:style-name="T81">= Nothing</text:span></text:p>
      <text:p text:style-name="P53"/>
      <text:p text:style-name="P1"><text:span text:style-name="T53">Another fundamental</text:span> parser <text:span text:style-name="T83">is one in which returns the next character in the input string. </text:span></text:p>
      <text:p text:style-name="P32">item :: Parser Char</text:p>
      <text:p text:style-name="P32">item = Parser (\ts -&gt; case ts of</text:p>
      <text:p text:style-name="P32"><text:s text:c="6"/>[] -&gt; Nothing</text:p>
      <text:p text:style-name="P32"><text:s text:c="6"/>(x:xs) -&gt; Just [(x,xs)]</text:p>
      <text:p text:style-name="P23">&gt;<text:span text:style-name="T92">parse </text:span>item “hello” = <text:span text:style-name="T101">Just </text:span>[(“h”, “ello”)]</text:p>
      <text:p text:style-name="P1">The item parser is taking in an input string, then <text:s/><text:span text:style-name="T84">successfully </text:span>return<text:span text:style-name="T84">s</text:span> the first character <text:span text:style-name="T84">and the rest of the input stream</text:span>. It will output <text:span text:style-name="T102">Nothing </text:span>if an empty <text:span text:style-name="T85">string</text:span> is input<text:span text:style-name="T54">.</text:span></text:p>
      <text:p text:style-name="P33">&gt;parse item “” = Nothing</text:p>
      <text:p text:style-name="P22"><text:s/></text:p>
      <text:p text:style-name="P25"><text:span text:style-name="T93">Parser Combinators</text:span></text:p>
      <text:p text:style-name="P26"><text:span text:style-name="T54">I</text:span>n order to achieve the concept of chaining parsers together to sequentially operate on an input string, monads are used. <text:span text:style-name="T96">First Parser must be an instance of Functor so that map can be used with functions over the results of parsers.</text:span></text:p>
      <text:p text:style-name="P27">instance Functor Parser where</text:p>
      <text:p text:style-name="P27"><text:s text:c="4"/>fmap f p = Parser (\ts -&gt; case parse p ts of</text:p>
      <text:p text:style-name="P27"><text:s text:c="8"/>Nothing -&gt; Nothing</text:p>
      <text:p text:style-name="P27"><text:s text:c="8"/>Just [(x, ts')] -&gt; Just [((f x), ts')])</text:p>
      <text:p text:style-name="P28">If the result of parsing fails and returns Nothing then famp also returns Nothing. If the parse is successful then the function is maped over the result of the parse.</text:p>
      <text:p text:style-name="P28"/>
      <text:p text:style-name="P26"><text:span text:style-name="T94">Bind is used to 'attach' parsers together so that a parser's input can be that of the result of the parser before. This is an important tool as it achieves the combining of a library of parsers.</text:span></text:p>
      <text:p text:style-name="P1">class Monad m where</text:p>
      <text:p text:style-name="P1"><text:tab/>return :: a → ma</text:p>
      <text:p text:style-name="P1"><text:tab/>(&gt;&gt;=) :: ma → (a → mb) → mb</text:p>
      <text:p text:style-name="P1">In the case of parsers, return needs to have type, a -<text:span text:style-name="T103">&gt;</text:span> Parser a so produce will be used <text:span text:style-name="T95">as this is the parser to always succeed. </text:span>(&gt;&gt;=) is the “bind” operator. This is the equivalent of ';' in other languages. <text:span text:style-name="T104">To capture this a new instance of Monad is made:</text:span></text:p>
      <text:p text:style-name="P34">instance Monad Parser where</text:p>
      <text:p text:style-name="P34"><text:s text:c="2"/>p &gt;&gt;= f = Parser (\ts -&gt; case parse p ts of</text:p>
      <text:p text:style-name="P34"><text:s text:c="8"/>Nothing -&gt; Nothing</text:p>
      <text:p text:style-name="P35"><text:span text:style-name="T104"><text:s text:c="8"/>Just [(x,ts')] -&gt; parse (f x) ts')</text:span></text:p>
      <text:p text:style-name="P1"/>
      <text:p text:style-name="P1"><text:span text:style-name="T105">With the use of bind another</text:span> basic building block for many parsers <text:span text:style-name="T105">can be made called</text:span> satisfy.</text:p>
      <text:p text:style-name="P36">satisfy :: (Char -&gt; Bool) -&gt; Parser Char</text:p>
      <text:p text:style-name="P36">satisfy p = item &gt;&gt;= \x -&gt;</text:p>
      <text:p text:style-name="P36"><text:s text:c="12"/>if p x then produce x else failure</text:p>
      <text:p text:style-name="P37"><text:span text:style-name="T106">This is a combinator which returns the input character if succeeds and returns Nothing if fails. This is used to capture the idea of matching strings which is important for creating a parser for a BNF grammar. </text:span></text:p>
      <text:p text:style-name="P39">This is a parser which takes an input character and <text:span text:style-name="T107">uses satisfy to compare against the input stream. If successful then the character is parsed and returns Nothing if fails.</text:span></text:p>
      <text:p text:style-name="P44">char :: Char -&gt; Parser Char</text:p>
      <text:p text:style-name="P44">char x = satisfy (x ==)</text:p>
      <text:p text:style-name="P41">&gt;parse (char '<text:span text:style-name="T109">h</text:span>') “<text:span text:style-name="T109">hello</text:span>” = Just [('<text:span text:style-name="T109">h</text:span>',”<text:span text:style-name="T109">ello</text:span>”)]</text:p>
      <text:p text:style-name="P42">&gt;parse (char '<text:span text:style-name="T109">x</text:span>') “h<text:span text:style-name="T109">ello</text:span>” = Nothing</text:p>
      <text:p text:style-name="P40">This parser will consume an input string and use char to match the first character, <text:span text:style-name="T108">if fails then returns Nothing</text:span>. It will continue to parse the input string until the stream to be parsed does not match and then finishes. This is important as leaves the rest to be parsed by another parser. </text:p>
      <text:p text:style-name="P38">string :: String -&gt; Parser String</text:p>
      <text:p text:style-name="P38"><text:soft-page-break/>string "" = produce ""</text:p>
      <text:p text:style-name="P38">string(x:xs) = char x &gt;&gt;= \x' -&gt;</text:p>
      <text:p text:style-name="P38"><text:s text:c="16"/>string xs &gt;&gt;= \xs' -&gt;</text:p>
      <text:p text:style-name="P38"><text:s text:c="16"/>produce (x:xs)</text:p>
      <text:p text:style-name="P43">&gt;parse (string “hello”) “hello world” <text:s/>= <text:s/>Just [(“hello”,” world”)]</text:p>
      <text:p text:style-name="P1"/>
      <text:p text:style-name="P1"><text:span text:style-name="T110">This parser</text:span> can also be defined <text:span text:style-name="T110">in another way:</text:span></text:p>
      <text:p text:style-name="P45">string :: String -&gt; Parser String</text:p>
      <text:p text:style-name="P45">string cs = foldr (\x pxs -&gt;</text:p>
      <text:p text:style-name="P45"><text:s text:c="18"/>(:) &lt;$&gt; char x &lt;*&gt; pxs)</text:p>
      <text:p text:style-name="P45"><text:s text:c="18"/>(produce []) cs</text:p>
      <text:p text:style-name="P46"><text:span text:style-name="T111">This has the same result however makes use of concatenate (:), fmap (&lt;$&gt;), and applicative (&lt;*&gt;) operations. A simple operation used in parsing is the alternative operator &lt;|&gt; which is used to make a choice between two paths of logic in a parser. This can directly map to '|' used in a <text:s/>BNF grammar to represent options in the grammar. The Alternative class is defined as:</text:span></text:p>
      <text:p text:style-name="P1">class Alternative f where </text:p>
      <text:p text:style-name="P1"><text:tab/>empty :: fa</text:p>
      <text:p text:style-name="P1"><text:tab/>(&lt;|&gt;) <text:s text:c="2"/>:: fa → fa → fa</text:p>
      <text:p text:style-name="P1"><text:span text:style-name="T38">T</text:span>he parser instance <text:span text:style-name="T112">for option will be defined as:</text:span><text:line-break/>instance Alternative Parser where </text:p>
      <text:p text:style-name="P1"><text:tab/>empty = failure</text:p>
      <text:p text:style-name="P1"><text:tab/><text:span text:style-name="T55">(&lt;|&gt;) = option </text:span></text:p>
      <text:p text:style-name="P47">Option will take two parsers to be chosen. It will return the result of the first parser if it succeeds, if fails, try the second and return the result. <text:span text:style-name="T113">This means the left argument will have precedence over the second.</text:span></text:p>
      <text:p text:style-name="P48">option :: Parser a -&gt; Parser a -&gt; Parser a</text:p>
      <text:p text:style-name="P48">option (Parser px) (Parser py) = Parser (\ts -&gt;</text:p>
      <text:p text:style-name="P48"><text:s text:c="14"/>case px ts of</text:p>
      <text:p text:style-name="P48"><text:s text:c="14"/>Nothing -&gt; py ts</text:p>
      <text:p text:style-name="P49"><text:span text:style-name="T114"><text:s text:c="14"/>xs -&gt; xs)</text:span></text:p>
      <text:p text:style-name="P49"/>
      <text:p text:style-name="P1">Another parser combinator is &lt;*&gt; which is a member of the Applicative class:</text:p>
      <text:p text:style-name="P1">class Applicative f where </text:p>
      <text:p text:style-name="P1"><text:tab/>pure :: a → fa </text:p>
      <text:p text:style-name="P1"><text:tab/>(&lt;*&gt;) :: f(a → b) → fa → fb </text:p>
      <text:p text:style-name="P1"/>
      <text:p text:style-name="P50"><text:s/>The <text:span text:style-name="T115">instance for Parsers is defined as</text:span>:</text:p>
      <text:p text:style-name="P51"><text:span text:style-name="T116">instance Applicative Parser where</text:span></text:p>
      <text:p text:style-name="P51"><text:span text:style-name="T116"><text:s text:c="2"/>pure a = Parser (\ts -&gt; Just [(a, ts)])</text:span></text:p>
      <text:p text:style-name="P51">--<text:span text:style-name="T118">(&lt;*&gt;) :: Parser (a -&gt; b) -&gt; Parser a -&gt; Parser b</text:span></text:p>
      <text:p text:style-name="P51"><text:span text:style-name="T116"><text:s text:c="2"/>p &lt;*&gt; q = Parser (\ts -&gt; do</text:span></text:p>
      <text:p text:style-name="P51"><text:span text:style-name="T116"><text:s text:c="10"/>[(f,ts')] &lt;- parse p ts</text:span></text:p>
      <text:p text:style-name="P51"><text:span text:style-name="T116"><text:s text:c="10"/>[(x,ts'')] &lt;- parse q ts'</text:span></text:p>
      <text:p text:style-name="P51"><text:span text:style-name="T116"><text:s text:c="10"/>Just [(f x, ts'')])</text:span></text:p>
      <text:p text:style-name="P52"><text:span text:style-name="T117">Pure a will simply put the value inside a parser and leave the input unchanged. </text:span></text:p>
      <text:p text:style-name="P52"><text:span text:style-name="T119">Running p &lt;*&gt; q will first use parser p on input stream (a -&gt; b), next q will parse the remaining input and finally the function (a -&gt; b) from the start is applied on the result of q.</text:span></text:p>
      <text:p text:style-name="P52"/>
      <text:p text:style-name="P1">&lt;$&gt; is another parser combinator which is used instead of <text:span text:style-name="T120">f</text:span>map. &lt;$&gt; has the same type as fmap:<text:line-break/>fmap :: (a → b) → fa → fb</text:p>
      <text:p text:style-name="P1">(&lt;$&gt;) :: (a → b) → f a → fb</text:p>
      <text:p text:style-name="P1">and so are able to write </text:p>
      <text:p text:style-name="P1"><text:soft-page-break/>f &lt;$&gt; xs</text:p>
      <text:p text:style-name="P1">instead of</text:p>
      <text:p text:style-name="P1">fmap f xs</text:p>
      <text:p text:style-name="P1"/>
      <text:p text:style-name="P1">When representing a grammar in an extended BNF '*' and '+' are used to represent iteration without the use of recursion. This increases the readability of the grammar and decreases the <text:span text:style-name="T42">possibility</text:span> of writing errors when creating the grammar. <text:span text:style-name="T42">Parsers can be made to represent these ideas with some (+ one or more) and many (* zero or more).</text:span></text:p>
      <text:p text:style-name="P1">some has type:</text:p>
      <text:p text:style-name="P1">some :: Alternative f =&gt; f a → f [a]</text:p>
      <text:p text:style-name="P1">many has the same type:<text:line-break/>many :: Alternative f =&gt; fa → f [a]</text:p>
      <text:p text:style-name="P1">They are however defined differently <text:span text:style-name="T43">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gnal match <text:span text:style-name="T45">succeeds</text:span>. <text:span text:style-name="T44">many works much the same way by repeatedly attempting to parse the given argument until is fails and then stops by returning produce [] which is achieved by &lt;|&gt; but will not fail itself if some v fails on the first match. </text:span></text:p>
      <text:p text:style-name="P1"/>
      <text:p text:style-name="P1">Grammar</text:p>
      <text:p text:style-name="P1">With these tool a grammar represented by a<text:span text:style-name="T40">n extended</text:span> BNF can now be converted into a Haskell program which parses a valid input string.</text:p>
      <text:p text:style-name="P1"/>
      <text:p text:style-name="P1"><text:s text:c="4"/>prog : line*</text:p>
      <text:p text:style-name="P1"><text:s text:c="4"/>line : cmnd cr | <text:span text:style-name="T56">stmt cr | </text:span>number stmt cr</text:p>
      <text:p text:style-name="P1"><text:s text:c="4"/>cmnd : CLEAR | LIST | RUN</text:p>
      <text:p text:style-name="P1"><text:s text:c="4"/>stmt : PRINT args</text:p>
      <text:p text:style-name="P1"><text:s text:c="9"/>| IF expr rel expr THEN stmt</text:p>
      <text:p text:style-name="P1"><text:s text:c="9"/>| GOTO expr</text:p>
      <text:p text:style-name="P1"><text:s text:c="9"/>| INPUT vars</text:p>
      <text:p text:style-name="P1"><text:s text:c="9"/>| LET var '=' expr</text:p>
      <text:p text:style-name="P1"><text:s text:c="9"/>| GOSUB expr</text:p>
      <text:p text:style-name="P1"><text:s text:c="9"/>| RETURN</text:p>
      <text:p text:style-name="P1"><text:s text:c="9"/>| END</text:p>
      <text:p text:style-name="P1"><text:s text:c="4"/>args : ( string | expr ) (',' ( string | expr )*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 text:c="4"/>achar: any character except '"' or '\n' or '\r'</text:p>
      <text:p text:style-name="P1"/>
      <text:p text:style-name="P1">This is a simple grammar of a subset of Tiny BASIC programming language. </text:p>
      <text:p text:style-name="P1"/>
      <text:p text:style-name="P1">The idea of this grammar is contain <text:span text:style-name="T40">the whole program in a prog non-terminal. This non-terminal is a series of lines representing each line of code in the written code.</text:span></text:p>
      <text:p text:style-name="P1">data Prog = Prog [Line]</text:p>
      <text:p text:style-name="P6"><text:soft-page-break/><text:s/>The parser for prog is therefore simply a list of Lines.</text:p>
      <text:p text:style-name="P1">prog :: Parser Prog</text:p>
      <text:p text:style-name="P1">prog = Prog &lt;$&gt; many <text:span text:style-name="T41">line</text:span></text:p>
      <text:p text:style-name="P1">The prog parser will receive each line using many. fmap is then used on Prog over these lines to form the list of lines. </text:p>
      <text:p text:style-name="P7">There is a statement mode in which could be used by the language in which a single statement would be accepted however if this is run then could cause a crash with some statements such as 'GOTO' however is included to achieve running PRINT in statement mode.</text:p>
      <text:p text:style-name="P1">A line in the grammar is defined as being a command or a number followed by a statement. The line is then ended by a <text:span text:style-name="T46">carriage</text:span> return. </text:p>
      <text:p text:style-name="P1">data Line = Cmnd Cmnd | <text:span text:style-name="T57">Stmt Stmt | </text:span>Line Int <text:span text:style-name="T47">Stmt</text:span></text:p>
      <text:p text:style-name="P1">The carriage return is used in order to express that a new line is being made when writing code and so when it is parsed <text:span text:style-name="T49">it indicates the end of that line data. </text:span></text:p>
      <text:p text:style-name="P1">Line :: Parser Line</text:p>
      <text:p text:style-name="P1">line = (Cmnd &lt;$&gt; cmnd &lt;* cr)</text:p>
      <text:p text:style-name="P1"><text:tab/><text:span text:style-name="T57">&lt;|&gt; (Stmt &lt;$&gt; stmt &lt;* cr)</text:span><text:line-break/><text:tab/>&lt;|&gt; (Line &lt;$&gt; number &lt;*&gt; stmt &lt;* cr)<text:line-break/><text:span text:style-name="T48">line will be parsed by using fmap which is used with Cmnd over the cmnd argument with the parsed cr to finish or using fmap with Line over a series of numbers (representing the line number) and stmts with the parsed cr to finish. <text:s/></text:span></text:p>
      <text:p text:style-name="P1"><text:span text:style-name="T50">Carriage</text:span> return cr is defined as:</text:p>
      <text:p text:style-name="P1">cr :: Parser [Char]</text:p>
      <text:p text:style-name="P1">cr = many (oneOf “\r\n”)</text:p>
      <text:p text:style-name="P1">In BNF it would be defined as:<text:line-break/>cr = <text:span text:style-name="T51">(</text:span>“\r” | “\n”<text:span text:style-name="T51">)*</text:span></text:p>
      <text:p text:style-name="P1"><text:span text:style-name="T17">Here the definition of cr is a list of </text:span>carriage<text:span text:style-name="T17"> returns “\r” or line feeds “\n”. </text:span><text:span text:style-name="T21">The grammar allows the use of either character and can be used interchangeably through out a program with the use of oneOf. oneOf will recognise any character which is the string parsed to it</text:span><text:span text:style-name="T18">. </text:span><text:span text:style-name="T19">The grammar also allows for multiple carriage returns with the use of many so for example, multiple carriage returns after a line. </text:span><text:span text:style-name="T20">cr will also be parsed if there is no \n or \r written because of the use of many which means the grammar will parse if line does not end in a cr like at the end of the program written. </text:span></text:p>
      <text:p text:style-name="P8">Cmnd can be three commands and is defined by:<text:line-break/>data Cmnd = CLEAR | LIST | RUN</text:p>
      <text:p text:style-name="P8">cmnd will parse these comand strings:</text:p>
      <text:p text:style-name="P8">cmnd :: Parser Cmnd</text:p>
      <text:p text:style-name="P8">cmnd = CLEAR &lt;$ tok “CLEAR”</text:p>
      <text:p text:style-name="P8"><text:tab/>&lt;|&gt; LIST &lt;$ tok “LIST”</text:p>
      <text:p text:style-name="P8"><text:tab/>&lt;|&gt; RUN &lt;$ tok “RUN”</text:p>
      <text:p text:style-name="P1"><text:span text:style-name="T16">cmnd will attempt to parse a string which matches a command in the grammar. </text:span><text:span text:style-name="T23">In order to consume string</text:span><text:span text:style-name="T22">s</text:span><text:span text:style-name="T23"> and create token</text:span><text:span text:style-name="T22">s</text:span><text:span text:style-name="T23"> tok is used </text:span><text:span text:style-name="T22">and is defined as:<text:line-break/>tok :: String → Parser String</text:span></text:p>
      <text:p text:style-name="P8">tok t = string t &lt;* whitespace</text:p>
      <text:p text:style-name="P1"><text:span text:style-name="T16">tok consumes the string and creates a Parser String. </text:span><text:span text:style-name="T24">tok will also consume any whitespace in the string after the given string but does not create a token from this. This is done by using whitespace which is defined as:</text:span></text:p>
      <text:p text:style-name="P8">whitespace :: Parser ()</text:p>
      <text:p text:style-name="P8">whitespace = many (oneOf <text:s/>“ \t”) *&gt; pure ()</text:p>
      <text:p text:style-name="P1">whitespace will consume zero or more whitesapce characters <text:span text:style-name="T58">until oneOf fails. It will then return with pure to stop reading from the parse stream. </text:span></text:p>
      <text:p text:style-name="P1">Multiple commands can appear on the same </text:p>
      <text:p text:style-name="P1"/>
      <text:p text:style-name="P1">The are a number of statements in the grammar in which have type Stmt:</text:p>
      <text:p text:style-name="P1"><text:soft-page-break/>data Stmt = PRINT [Either String Expr]</text:p>
      <text:p text:style-name="P1"><text:tab/><text:tab/>| IF Expr Rel Expr Stmt</text:p>
      <text:p text:style-name="P1"><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 followed:</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PRINT is parsed by consuming the string PRINT with tok followed by <text:span text:style-name="T63">arguments separated by commas. And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1">By creating the Args type, args is a parser of String<text:span text:style-name="T59">s</text:span> <text:span text:style-name="T59">and</text:span> Expr<text:span text:style-name="T59">s</text:span>. <text:span text:style-name="T60">sepBy1 consumes one or more occurrences of either a string or expression and separates them with a comma token created by tok “,”. 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span></text:p>
      <text:p text:style-name="P1">The left option's parse<text:span text:style-name="T61">r</text:span> is str which attempts to parse a string which is defined:</text:p>
      <text:p text:style-name="P1">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62">attempts</text:span> to parse an expression <text:span text:style-name="T64">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pan text:style-name="T65">It will then parse using term followed by parsing with exprs zero or more times. This parser will parse a minus then a term or a plus and then a term. </text:span></text:p>
      <text:p text:style-name="P1"><text:soft-page-break/>exprs :: Parser Exprs</text:p>
      <text:p text:style-name="P1">exprs = (:+:) &lt;$ tok "+" &lt;*&gt; term</text:p>
      <text:p text:style-name="P1"><text:s text:c="5"/>&lt;|&gt; (:-:) &lt;$ tok "-" &lt;*&gt; term</text:p>
      <text:p text:style-name="P1"/>
      <text:p text:style-name="P1">A term is defined a<text:span text:style-name="T66">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68">r</text:span> has type either variable identified as a char, number <text:span text:style-name="T67">as a integer</text:span> or a <text:span text:style-name="T69">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number = (some (oneOf ['0' .. '9']) &gt;&gt;= return . read) &lt;* whitespace<text:line-break/></text:p>
      <text:p text:style-name="P5">The other statements can be expressed in terms of these parsers that have been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09T18:28:36.703321525</dc:date>
    <meta:editing-duration>P2DT2H4M25S</meta:editing-duration>
    <meta:editing-cycles>427</meta:editing-cycles>
    <meta:generator>LibreOffice/4.2.8.2$Linux_X86_64 LibreOffice_project/420m0$Build-2</meta:generator>
    <meta:document-statistic meta:table-count="1" meta:image-count="1" meta:object-count="0" meta:page-count="8" meta:paragraph-count="257" meta:word-count="3608" meta:character-count="19100" meta:non-whitespace-character-count="15275"/>
  </office:meta>
</office:document-meta>
</file>